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0c7977" officeooo:paragraph-rsid="000c7977" style:font-size-asian="15.75pt" style:font-size-complex="18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c7977" officeooo:paragraph-rsid="000d7a9c"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c7977" officeooo:paragraph-rsid="000c7977"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officeooo:rsid="00186f0a" officeooo:paragraph-rsid="00186f0a" style:font-size-asian="12.25pt" style:font-size-complex="14pt"/>
    </style:style>
    <style:style style:name="P5" style:family="paragraph" style:parent-style-name="Standard">
      <style:paragraph-properties fo:text-align="center" style:justify-single-word="false"/>
      <style:text-properties fo:font-size="14pt" officeooo:rsid="000c7977" officeooo:paragraph-rsid="000c7977" style:font-size-asian="14pt" style:font-size-complex="14pt"/>
    </style:style>
    <style:style style:name="P6" style:family="paragraph" style:parent-style-name="Standard">
      <style:paragraph-properties fo:text-align="start" style:justify-single-word="false"/>
      <style:text-properties fo:font-size="14pt" fo:font-weight="normal" officeooo:rsid="000c7977" officeooo:paragraph-rsid="000c7977"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3pt" officeooo:rsid="000c7977" officeooo:paragraph-rsid="000c7977" style:font-size-asian="13pt" style:font-size-complex="13pt"/>
    </style:style>
    <style:style style:name="P8" style:family="paragraph" style:parent-style-name="Standard">
      <style:paragraph-properties fo:text-align="start" style:justify-single-word="false"/>
      <style:text-properties fo:font-size="12pt" officeooo:rsid="000c7977" officeooo:paragraph-rsid="000c7977" style:font-size-asian="10.5pt" style:font-size-complex="12pt"/>
    </style:style>
    <style:style style:name="P9" style:family="paragraph" style:parent-style-name="Standard">
      <style:paragraph-properties fo:text-align="start" style:justify-single-word="false"/>
      <style:text-properties fo:font-size="12pt" officeooo:rsid="000c7977" officeooo:paragraph-rsid="00150707" style:font-size-asian="10.5pt" style:font-size-complex="12pt"/>
    </style:style>
    <style:style style:name="P10" style:family="paragraph" style:parent-style-name="Standard">
      <style:paragraph-properties fo:text-align="start" style:justify-single-word="false"/>
      <style:text-properties fo:font-size="12pt" officeooo:rsid="000d7a9c" officeooo:paragraph-rsid="000d7a9c" style:font-size-asian="10.5pt" style:font-size-complex="12pt"/>
    </style:style>
    <style:style style:name="P11" style:family="paragraph" style:parent-style-name="Standard">
      <style:paragraph-properties fo:text-align="start" style:justify-single-word="false"/>
      <style:text-properties fo:font-size="12pt" officeooo:rsid="00150707" officeooo:paragraph-rsid="00150707" style:font-size-asian="10.5pt" style:font-size-complex="12pt"/>
    </style:style>
    <style:style style:name="P12" style:family="paragraph" style:parent-style-name="Standard">
      <style:paragraph-properties fo:text-align="start" style:justify-single-word="false"/>
      <style:text-properties fo:font-size="12pt" officeooo:rsid="00175f0e" officeooo:paragraph-rsid="00175f0e" style:font-size-asian="10.5pt" style:font-size-complex="12pt"/>
    </style:style>
    <style:style style:name="P13" style:family="paragraph" style:parent-style-name="Standard" style:list-style-name="L3">
      <style:paragraph-properties fo:text-align="start" style:justify-single-word="false"/>
      <style:text-properties fo:font-size="12pt" fo:font-weight="bold" officeooo:rsid="000d7a9c" officeooo:paragraph-rsid="000d7a9c"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0c7977" officeooo:paragraph-rsid="000d7a9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c7977" officeooo:paragraph-rsid="000c7977"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0c7977" officeooo:paragraph-rsid="000d7a9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c7977" officeooo:paragraph-rsid="000f44d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a8bd" officeooo:paragraph-rsid="000da8b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da8bd" officeooo:paragraph-rsid="000f44d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da8bd" officeooo:paragraph-rsid="0010df6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da8bd" officeooo:paragraph-rsid="00123c2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da8bd" officeooo:paragraph-rsid="0013730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0df62" officeooo:paragraph-rsid="0010df6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23c2e" officeooo:paragraph-rsid="00123c2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officeooo:rsid="000d7a9c" officeooo:paragraph-rsid="000d7a9c" style:font-size-asian="10.5pt" style:font-size-complex="12pt"/>
    </style:style>
    <style:style style:name="P26" style:family="paragraph" style:parent-style-name="Standard" style:list-style-name="L2">
      <style:paragraph-properties fo:text-align="start" style:justify-single-word="false"/>
      <style:text-properties fo:font-size="12pt" style:text-underline-style="none" officeooo:rsid="000d7a9c" officeooo:paragraph-rsid="000d7a9c" style:font-size-asian="10.5pt" style:font-size-complex="12pt"/>
    </style:style>
    <style:style style:name="P27" style:family="paragraph" style:parent-style-name="Standard">
      <style:paragraph-properties fo:text-align="start" style:justify-single-word="false"/>
      <style:text-properties fo:font-size="12pt" style:text-underline-style="none" officeooo:rsid="000d7a9c" officeooo:paragraph-rsid="000d7a9c" style:font-size-asian="10.5pt" style:font-size-complex="12pt"/>
    </style:style>
    <style:style style:name="P28" style:family="paragraph" style:parent-style-name="Standard">
      <style:paragraph-properties fo:text-align="start" style:justify-single-word="false"/>
      <style:text-properties fo:font-size="12pt" fo:font-style="italic" style:text-underline-style="none" fo:font-weight="bold" officeooo:rsid="0010df62" officeooo:paragraph-rsid="0010df62" style:font-size-asian="10.5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fo:font-size="12pt" fo:font-style="italic" officeooo:rsid="00150707" officeooo:paragraph-rsid="00150707" style:font-size-asian="10.5pt" style:font-style-asian="italic" style:font-size-complex="12pt" style:font-style-complex="italic"/>
    </style:style>
    <style:style style:name="P30" style:family="paragraph" style:parent-style-name="Standard">
      <style:paragraph-properties fo:text-align="start" style:justify-single-word="false"/>
      <style:text-properties fo:font-size="12pt" fo:font-style="normal" officeooo:rsid="00150707" officeooo:paragraph-rsid="00150707"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font-size="12pt" fo:font-style="normal" officeooo:rsid="00175f0e" officeooo:paragraph-rsid="00186f0a"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175f0e" officeooo:paragraph-rsid="00175f0e" style:font-size-asian="10.5pt" style:font-style-asian="normal" style:font-size-complex="12pt" style:font-style-complex="normal"/>
    </style:style>
    <style:style style:name="T1" style:family="text">
      <style:text-properties officeooo:rsid="000d7a9c"/>
    </style:style>
    <style:style style:name="T2" style:family="text">
      <style:text-properties fo:font-weight="bold" style:font-weight-asian="bold" style:font-weight-complex="bold"/>
    </style:style>
    <style:style style:name="T3" style:family="text">
      <style:text-properties fo:font-weight="bold" officeooo:rsid="000d7a9c" style:font-weight-asian="bold" style:font-weight-complex="bold"/>
    </style:style>
    <style:style style:name="T4" style:family="text">
      <style:text-properties fo:font-weight="bold" officeooo:rsid="00123c2e" style:font-weight-asian="bold" style:font-weight-complex="bold"/>
    </style:style>
    <style:style style:name="T5" style:family="text">
      <style:text-properties fo:font-weight="bold" officeooo:rsid="0010df62" style:font-weight-asian="bold" style:font-weight-complex="bold"/>
    </style:style>
    <style:style style:name="T6" style:family="text">
      <style:text-properties fo:font-weight="bold" officeooo:rsid="000f44db" style:font-weight-asian="bold" style:font-weight-complex="bold"/>
    </style:style>
    <style:style style:name="T7" style:family="text">
      <style:text-properties fo:font-weight="bold" officeooo:rsid="00186f0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7a9c"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da8bd"/>
    </style:style>
    <style:style style:name="T12" style:family="text">
      <style:text-properties officeooo:rsid="000f44db"/>
    </style:style>
    <style:style style:name="T13" style:family="text">
      <style:text-properties officeooo:rsid="0010df62"/>
    </style:style>
    <style:style style:name="T14" style:family="text">
      <style:text-properties fo:font-size="13pt" style:font-size-asian="13pt" style:font-size-complex="13pt"/>
    </style:style>
    <style:style style:name="T15" style:family="text">
      <style:text-properties officeooo:rsid="00123c2e"/>
    </style:style>
    <style:style style:name="T16" style:family="text">
      <style:text-properties officeooo:rsid="0013730d"/>
    </style:style>
    <style:style style:name="T17" style:family="text">
      <style:text-properties officeooo:rsid="00150707"/>
    </style:style>
    <style:style style:name="T18" style:family="text">
      <style:text-properties fo:font-style="italic" style:font-style-asian="italic" style:font-style-complex="italic"/>
    </style:style>
    <style:style style:name="T19" style:family="text">
      <style:text-properties fo:font-style="italic" officeooo:rsid="00175f0e" style:font-style-asian="italic" style:font-style-complex="italic"/>
    </style:style>
    <style:style style:name="T20" style:family="text">
      <style:text-properties officeooo:rsid="0015e64c"/>
    </style:style>
    <style:style style:name="T21" style:family="text">
      <style:text-properties officeooo:rsid="00175f0e"/>
    </style:style>
    <style:style style:name="T22" style:family="text">
      <style:text-properties fo:font-style="normal" officeooo:rsid="00175f0e" style:font-style-asian="normal" style:font-style-complex="normal"/>
    </style:style>
    <style:style style:name="T23" style:family="text">
      <style:text-properties officeooo:rsid="00186f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ct Space Invaders </text:p>
      <text:p text:style-name="P7">Advanced Programming 2019</text:p>
      <text:p text:style-name="P7">Mano Marichal</text:p>
      <text:p text:style-name="P5"/>
      <text:p text:style-name="P3">Introduction:</text:p>
      <text:p text:style-name="P8">This rapport will consist of two sections.</text:p>
      <text:p text:style-name="P8"/>
      <text:p text:style-name="P25"><text:span text:style-name="T14">Glossary</text:span>:</text:p>
      <text:list xml:id="list2051025649" text:style-name="L2">
        <text:list-item>
          <text:p text:style-name="P26">object: an Entity, View and Controller class togheter represent an object.</text:p>
        </text:list-item>
      </text:list>
      <text:p text:style-name="P27"/>
      <text:p text:style-name="P2">MVC:</text:p>
      <text:p text:style-name="P14">The biggest and most important group of objects within the project are the entities, they serve as the actual objects within the game and are divided in subclasses like enemies, projectiles etc. <text:span text:style-name="T1">All entities are implemented using the MVC, which means every entity consists of 3 classes:</text:span></text:p>
      <text:p text:style-name="P14"/>
      <text:list xml:id="list1604239443" text:style-name="L3">
        <text:list-item>
          <text:p text:style-name="P16"><text:span text:style-name="T3">Entit</text:span><text:span text:style-name="T4">ies </text:span><text:span text:style-name="T1">serve as a small database which keeps the information about the object along with some functions to change the data.</text:span></text:p>
        </text:list-item>
        <text:list-item>
          <text:p text:style-name="P16"><text:span text:style-name="T3">View </text:span><text:span text:style-name="T1">are responsible for how the object is drawn on the screen, and can read data from RedAlien, but may not make changes.</text:span></text:p>
        </text:list-item>
        <text:list-item>
          <text:p text:style-name="P13"><text:span text:style-name="T15">Controllers</text:span> <text:span text:style-name="T8">is responsible for giving the object its rules, like when can it move, does it have collision, when does it die and so on.</text:span></text:p>
          <text:p text:style-name="P13"><text:span text:style-name="T8"/></text:p>
        </text:list-item>
      </text:list>
      <text:p text:style-name="P17"><text:span text:style-name="T1">For example lets see how our typical enemy object works, like a green alien. We want green aliens to be simple enemies that periodically fire hostile bullets.</text:span></text:p>
      <text:p text:style-name="P17"/>
      <text:p text:style-name="P17"><text:span text:style-name="T1">First up, we have the GreenAlien class, we see that it inherits from Enemy, which is an Entity (more on inheritance later).</text:span></text:p>
      <text:p text:style-name="P18">Like most <text:span text:style-name="T17">entities</text:span>, there is not a lot to talk about. In the update function we see that the alien just call the move function, which is defined in Enemy because all enemies move in the same pattern <text:span text:style-name="T17">and that it initiliazes the floats describing the position and size of the object.</text:span></text:p>
      <text:p text:style-name="P18"/>
      <text:p text:style-name="P20">Next up is the GreenAlienView class, we can see again that there is almost no code in the files. The View base class has a <text:span text:style-name="T16">f</text:span>unction draw which draws the sprite <text:span text:style-name="T13">and is called every interval. </text:span></text:p>
      <text:p text:style-name="P22"><text:span text:style-name="T5">This means</text:span><text:span text:style-name="T2"> that </text:span><text:span text:style-name="T5">all that </text:span><text:span text:style-name="T2">a derived view needs to do is to define what the view should do when it is notified that a change is registered in the Entity it is attached too.</text:span> </text:p>
      <text:p text:style-name="P22"><text:span text:style-name="T15">This is realized using the </text:span><text:span text:style-name="T4">Observer pattern</text:span><text:span text:style-name="T15">. All views keep a pointer to the Entity to which they are attached and when they get notified they read the change through the pointer. </text:span>For example a purple enemy shrinks when it takes damage, so in PurpleEnemyView::onNotify() we can see it changes the scale of the sprite <text:span text:style-name="T15">based on how damaged the PurpleAlien is</text:span>. </text:p>
      <text:p text:style-name="P21">Most derived views only update the position of their sprite. <text:span text:style-name="T12">Note that </text:span><text:span text:style-name="T6">View::draw() is defined virtual</text:span><text:span text:style-name="T12"> in our base View class, so a derived view can override this. This is for when a view needs to draw multiple sprites, like the lives counter in the top left corner has to do.</text:span></text:p>
      <text:p text:style-name="P19">I will go more into detail about views when we are talking about the Observer pattern.</text:p>
      <text:p text:style-name="P19"/>
      <text:p text:style-name="P23">Lastly, we have te GreenAlienController class, this is the only class where if we want to add an object have to do more than just a few lines of codes like in the previous two. Controllers are what give actual meaning to our objects. The handleEvents function is called each interval and is what is where the <text:span text:style-name="T2">rules for the object are defined</text:span>. First we can see in GreenAlienController::handleEvents that when an enemy collides with a standard projectile, it takes 10 damage. Second we can see that the class keeps a stopwatch which tells when to shoot an projectile (and which). Finally, a controller also needs to define when the object should cease to <text:soft-page-break/>exist, this is why our handleEvents returns a bool. Higher up in the world class when this function returns false, the object (which means in the example our GreenAlien, GreenAlienView and GreenAlienController) will be deleted. In this case we want our enemy to die if his hitpoints go below 0.</text:p>
      <text:p text:style-name="P24">One final thing to note is that controllers keep a <text:span text:style-name="T2">reference to the world in which they exist</text:span>, this is so <text:s/>that when controllers need to create an object, they can tell where to create it. More on object creation/deletion later.</text:p>
      <text:p text:style-name="P23"/>
      <text:p text:style-name="P28"><text:span text:style-name="T8">Conclusion:</text:span></text:p>
      <text:p text:style-name="P24">What this accomplishes is that the game logic (Controllers and Entities) and graphical logic (Views) are <text:span text:style-name="T2">completely seperated</text:span> from each other. When we look at a World object, we can see it keeps 3 seperate vectors with entities, views and controllers, and has 3 functions updateEntities(), drawViews() and handleEvents(). This makes it<text:span text:style-name="T2"> really easy</text:span> to for example change how an object is represented without having to dip into the game logic and vice versa. Another situation where this is useful for when we want to have multiple views for one object, for example the PlayerHudView class draws the lives the player has, but like PlayerShipView, PlayerShip and PlayerShipController are <text:span text:style-name="T2">completely undependent</text:span> on the views.</text:p>
      <text:p text:style-name="P15"><text:span text:style-name="T11"/></text:p>
      <text:p text:style-name="P6"><text:span text:style-name="T11">I</text:span><text:span text:style-name="T10">nheritance:</text:span></text:p>
      <text:p text:style-name="P8">All entities are <text:span text:style-name="T1">derived from a </text:span><text:span text:style-name="T3">small list of base classes</text:span><text:span text:style-name="T1">, that we can find in the folder base_classes. T</text:span>hese include the classes Entity, View, Controller, Observer and Subject. <text:span text:style-name="T1">My overall intention, and purpose of these classes is to make it as </text:span><text:span text:style-name="T3">easy as possible to add objects</text:span><text:span text:style-name="T1">, which means that</text:span><text:span text:style-name="T9"> I tried to do as much as possible in these base classes.</text:span></text:p>
      <text:p text:style-name="P10"/>
      <text:p text:style-name="P29">Entity:</text:p>
      <text:p text:style-name="P30">Entities represent the data of objects, so we can see every entity has 4 floats, 2 for the x and y position and 2 for the size. It has a constructor to initialize x and y, but the initializing of xSize and ySize is left over to the derived classes. We also see an update function, which is the one that is called in World, this is different for every entity, and every entity needs one, therefore we define it pure virtual. <text:span text:style-name="T21">Besides the Entity base class, we also have some other classes which inherit from Entity and serve as base classes, like the Enemy class. We want for example that the playership dies when it touches an enemy, this way we can avoid an if statement for every type of enemy. We can see every enemy has a move function (all enemies move in the same pattern). This function is virtual because maybe in the future we want an enemy which has a different move pattern.</text:span></text:p>
      <text:p text:style-name="P30"/>
      <text:p text:style-name="P29">View:</text:p>
      <text:p text:style-name="P30">Views consist of 3 things: an Entity to which it is attached, a sprite which it draws and a texture for the sprite. The sprite and texture are unique pointers because the object is the <text:span text:style-name="T20">sole owner of these, and a shared pointer for the entity. The view constructor is a little bit more interesting, it has a string <text:s/>and a pointer to an entity as parameters. Since all Views standard have 1 sprite, we can create the sprite in the base class, which avoids a lot of code duplication. We can see in the source file that we create the texture and sprite based on how big the entity is. When we look to a derived view class, for example GreenAlienView, we see that we basically have to do nothing, as already said when we were talking about MVC, this makes adding objects a lot easier.</text:span></text:p>
      <text:p text:style-name="P30"/>
      <text:p text:style-name="P29">Controller:</text:p>
      <text:p text:style-name="P32">Unfortunately, there is basically nothing we can do in the controller class, because we can never predict what rules controllers will give to their objects. Each controller does have to define a handleEvents() function for when it is called in the World.</text:p>
      <text:p text:style-name="P32"/>
      <text:p text:style-name="P29"/>
      <text:p text:style-name="P11"><text:span text:style-name="T18">Subject </text:span><text:span text:style-name="T19">&amp; </text:span><text:span text:style-name="T18">Observ</text:span><text:span text:style-name="T19">e</text:span><text:span text:style-name="T18">r: </text:span><text:span text:style-name="T22">More on this later when we talk about the Observer Pattern.</text:span></text:p>
      <text:p text:style-name="P11"><text:soft-page-break/><text:span text:style-name="T22"/></text:p>
      <text:p text:style-name="P12"><text:span text:style-name="T18">Conclusion:</text:span></text:p>
      <text:p text:style-name="P31">When we take a look at the code in our actual derived objects, we can see that except for the controller part, most files only have a few lines of codes in them. <text:span text:style-name="T23">Besides that it becomes basically </text:span><text:span text:style-name="T7">no work to write the code for a new object</text:span><text:span text:style-name="T23">, because we use inheritance we also can be sure that we </text:span><text:span text:style-name="T7">dont need to alter other objects</text:span><text:span text:style-name="T23"> when adding new ones, unless it is specifically for this object. For example a friendly projectile is destroyed when it collides with an Enemy, so when we make new enemies we do not need to say in the code of the projectile that it should cease to exist when it collides with our new enemy.</text:span></text:p>
      <text:p text:style-name="P31">This means that our goal of making it <text:span text:style-name="T2">easy to add objects</text:span> was a splendid succes. </text:p>
      <text:p text:style-name="P9"/>
      <text:p text:style-name="P4">The Game Class</text:p>
      <text:p text:style-name="P9"/>
      <text:p text:style-name="P9"/>
      <text:p text:style-name="P9"/>
      <text:p text:style-name="P12">TODO list</text:p>
      <text:p text:style-name="P12">projectile virtual</text:p>
      <text:p text:style-name="P12">move functie enemy virtual maken</text:p>
      <text:p text:style-name="P12">std::for each collision</text:p>
      <text:p text:style-name="P12">collision cooler mak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6T14:11:33.786449134</meta:creation-date>
    <dc:date>2019-12-26T15:49:12.846430028</dc:date>
    <meta:editing-duration>PT19M2S</meta:editing-duration>
    <meta:editing-cycles>3</meta:editing-cycles>
    <meta:generator>LibreOffice/6.0.7.3$Linux_X86_64 LibreOffice_project/00m0$Build-3</meta:generator>
    <meta:document-statistic meta:table-count="0" meta:image-count="0" meta:object-count="0" meta:page-count="3" meta:paragraph-count="43" meta:word-count="1364" meta:character-count="7645" meta:non-whitespace-character-count="6321"/>
  </office:meta>
</office:document-meta>
</file>